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837c" officeooo:paragraph-rsid="0017837c"/>
    </style:style>
    <style:style style:name="P2" style:family="paragraph" style:parent-style-name="Standard">
      <style:paragraph-properties fo:text-align="center" style:justify-single-word="false"/>
      <style:text-properties fo:font-size="21pt" fo:font-style="italic" fo:font-weight="bold" officeooo:rsid="0017837c" officeooo:paragraph-rsid="0017837c" style:font-size-asian="21pt" style:font-style-asian="italic" style:font-weight-asian="bold" style:font-size-complex="21pt" style:font-style-complex="italic" style:font-weight-complex="bold"/>
    </style:style>
    <style:style style:name="P3" style:family="paragraph" style:parent-style-name="Standard">
      <style:text-properties fo:font-size="15pt" fo:font-weight="bold" officeooo:rsid="001882ed" officeooo:paragraph-rsid="0017837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1e512e" officeooo:paragraph-rsid="0017837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e512e" officeooo:paragraph-rsid="001e68a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e512e" officeooo:paragraph-rsid="0017837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5pt" fo:font-weight="bold" officeooo:rsid="001882ed" officeooo:paragraph-rsid="0017837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2pt" fo:font-weight="normal" officeooo:rsid="001882ed" officeooo:paragraph-rsid="0017837c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font-weight="normal" officeooo:rsid="001e512e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e68a9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20d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robas<text:span text:style-name="T7">h</text:span>-<text:span text:style-name="T7">Tests</text:span></text:p>
      <text:p text:style-name="P1"><text:span text:style-name="T1">Studente:</text:span> <text:span text:style-name="T3">Andrea Peres</text:span><text:span text:style-name="T2"> </text:span><text:span text:style-name="T6">4817585</text:span></text:p>
      <text:p text:style-name="P3"/>
      <text:p text:style-name="P8">Lo scopo di questo laboratorio e’ implementare, testandola adeguatamente, una piccola shell che chiameremo µbash, per prendere familiarita’ con le system call POSIX di base per la gestione dei processi.</text:p>
      <text:p text:style-name="P3"/>
      <text:p text:style-name="P6">### Test che hanno successo (e dovrebbero):</text:p>
      <text:p text:style-name="P3"/>
      <text:p text:style-name="P4">1. Test conta il numero di processori</text:p>
      <text:p text:style-name="P4"><text:s text:c="3"/>- Scopo: Contare il numero di processori (core) presenti nel sistema.</text:p>
      <text:p text:style-name="P4"><text:s text:c="3"/>- Linea inviata alla microbash: `cat /proc/cpuinfo | grep processor | wc -l`</text:p>
      <text:p text:style-name="P3"><text:span text:style-name="T4"><text:s text:c="3"/>- Risultato atteso: </text:span><text:span text:style-name="T5">12</text:span></text:p>
      <text:p text:style-name="P3"/>
      <text:p text:style-name="P4">2. Test redirezione input</text:p>
      <text:p text:style-name="P4"><text:s text:c="3"/>- Scopo: Verificare che il comando cat legge da standard input.</text:p>
      <text:p text:style-name="P4"><text:s text:c="3"/>- Linea inviata alla microbash: `cat &lt;/proc/cpuinfo | grep processor | wc -l`</text:p>
      <text:p text:style-name="P3"><text:span text:style-name="T4"><text:s text:c="3"/>- Risultato atteso: </text:span><text:span text:style-name="T5">12</text:span></text:p>
      <text:p text:style-name="P3"/>
      <text:p text:style-name="P3"><text:span text:style-name="T4">3. </text:span><text:span text:style-name="T5">Test elenca tutti I file e directories della cartella corrente in formato lungo, e human-readable</text:span></text:p>
      <text:p text:style-name="P4"><text:s text:c="3"/>- Scopo: Mostrare tutti i file nella directory corrente con dettagli.</text:p>
      <text:p text:style-name="P4"><text:s text:c="3"/>- Linea inviata alla microbash: `ls -alh`</text:p>
      <text:p text:style-name="P3"/>
      <text:p text:style-name="P4">4. Test cambio directory</text:p>
      <text:p text:style-name="P4"><text:s text:c="3"/>- Scopo: Cambiare la directory di lavoro a `/home`.</text:p>
      <text:p text:style-name="P4"><text:s text:c="3"/>- Linea inviata alla microbash: `cd /home`</text:p>
      <text:p text:style-name="P3"/>
      <text:p text:style-name="P4">5. Test redirezione output</text:p>
      <text:p text:style-name="P4"><text:s text:c="3"/>- Scopo: Redirigere l'output del comando ls in un file.</text:p>
      <text:p text:style-name="P4"><text:s text:c="3"/>- Linea inviata alla microbash: `ls &gt;bar`</text:p>
      <text:p text:style-name="P3"/>
      <text:p text:style-name="P4">6. Test visualizzazione file</text:p>
      <text:p text:style-name="P4"><text:s text:c="3"/>- Scopo: Visualizzare il contenuto del file `bar`.</text:p>
      <text:p text:style-name="P4"><text:s text:c="3"/>- Linea inviata alla microbash: `cat bar`</text:p>
      <text:p text:style-name="P3"/>
      <text:p text:style-name="P4">7. Test filtro e redirezione</text:p>
      <text:p text:style-name="P4"><text:s text:c="3"/>- Scopo: Filtrare l’elenco dei file che contengono "pdf" e redirigere il risultato.</text:p>
      <text:p text:style-name="P4"><text:s text:c="3"/>- Linea inviata alla microbash: `ls -alh | grep pdf &gt;pdf_files.txt`</text:p>
      <text:p text:style-name="P3"/>
      <text:p text:style-name="P3"/>
      <text:p text:style-name="P3"/>
      <text:p text:style-name="P3"><text:span text:style-name="T5">8</text:span><text:span text:style-name="T4">. Test filtro su file</text:span></text:p>
      <text:p text:style-name="P4"><text:s text:c="3"/>- Scopo: Filtrare il contenuto del file `bar` tenendo solo le linee che contengono la stringa "pdf".</text:p>
      <text:p text:style-name="P4"><text:s text:c="3"/>- Linea inviata alla microbash: `cat bar | grep pdf`</text:p>
      <text:p text:style-name="P3"/>
      <text:p text:style-name="P3"><text:soft-page-break/></text:p>
      <text:p text:style-name="P3"/>
      <text:p text:style-name="P3"/>
      <text:p text:style-name="P3"/>
      <text:p text:style-name="P3"><text:span text:style-name="T5">9</text:span><text:span text:style-name="T4">. Test ricerca e filtro </text:span><text:span text:style-name="T5">+ wc</text:span></text:p>
      <text:p text:style-name="P4"><text:s text:c="4"/>- Scopo: Cercare (ricorsivamente) tutti i file ".vimrc" nella cartella "home", filtrare i risultati e contare quelli che contengono la stringa "vim".</text:p>
      <text:p text:style-name="P4"><text:s text:c="4"/>- Linea inviata alla microbash: `find /home/ -name .vimrc | grep vim | wc -l`</text:p>
      <text:p text:style-name="P3"><text:span text:style-name="T4"><text:s text:c="4"/>- Risultato atteso: </text:span><text:span text:style-name="T5">4 (si, 4 perche’ ho una cartella con varie versioni)</text:span></text:p>
      <text:p text:style-name="P3"/>
      <text:p text:style-name="P6">### Test che non hanno successo (e non dovrebbero):</text:p>
      <text:p text:style-name="P3"/>
      <text:p text:style-name="P4">1. Test doppia redirezione</text:p>
      <text:p text:style-name="P4"><text:s text:c="3"/>- Scopo: Verificare che la shell gestisca correttamente la doppia redirezione.</text:p>
      <text:p text:style-name="P4"><text:s text:c="3"/>- Linea inviata alla microbash: `ls -l &gt;file1.txt &gt;file2.txt`</text:p>
      <text:p text:style-name="P4"><text:s text:c="3"/>- Risultato atteso: Parsing error: cannot have more than one output redirection</text:p>
      <text:p text:style-name="P3"/>
      <text:p text:style-name="P4">2. Test uso pipe con `cd`</text:p>
      <text:p text:style-name="P4"><text:s text:c="3"/>- Scopo: Verificare che `cd` deve essere l’unico comando esistente.</text:p>
      <text:p text:style-name="P4"><text:s text:c="3"/>- Linea inviata alla microbash: `cd /home | ls &gt;file.txt`</text:p>
      <text:p text:style-name="P5"><text:s text:c="3"/>- Risultato atteso: <text:s/>cd /home | ls &gt;file.txt</text:p>
      <text:p text:style-name="P3"/>
      <text:p text:style-name="P4">3. Test errore di sintassi in redirezione</text:p>
      <text:p text:style-name="P4"><text:s text:c="3"/>- Scopo: Verificare che la shell gestisca correttamente l'errore di sintassi nella redirezione.</text:p>
      <text:p text:style-name="P4"><text:s text:c="3"/>- Linea inviata alla microbash: `echo erroreDiSIntassi &gt; file.txt`</text:p>
      <text:p text:style-name="P4"><text:s text:c="3"/>- Risultato atteso: Parsing error: no path specified for output redirection</text:p>
      <text:p text:style-name="P3"/>
      <text:p text:style-name="P4">4. Test comando non esistente</text:p>
      <text:p text:style-name="P4"><text:s text:c="3"/>- Scopo: Verificare che la shell gestisca correttamente l'errore quando viene fornito un comando inesistente.</text:p>
      <text:p text:style-name="P4"><text:s text:c="3"/>- Linea inviata alla microbash: `ls -l | comandoNonEsistente | wc -l`</text:p>
      <text:p text:style-name="P4"><text:s text:c="3"/>- Risultato atteso: execvp() failed inside 'run_child': No such file or directory</text:p>
      <text:p text:style-name="P3"/>
      <text:p text:style-name="P4">5. Test uso pipe con `cd`</text:p>
      <text:p text:style-name="P4"><text:s text:c="3"/>- Scopo: Verificare che il comando `cd` non possa essere usato in pipe con altri comandi.</text:p>
      <text:p text:style-name="P4"><text:s text:c="3"/>- Linea inviata alla microbash: `cd /home | ls &gt;file.txt`</text:p>
      <text:p text:style-name="P4"><text:s text:c="3"/>- Risultato atteso: Error: 'cd' must be the only command of the lin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2:10:20.599180364</meta:creation-date>
    <dc:date>2024-06-30T00:12:45.382810829</dc:date>
    <meta:editing-duration>PT6H29M49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2" meta:paragraph-count="55" meta:word-count="529" meta:character-count="3332" meta:non-whitespace-character-count="2746"/>
  </office:meta>
</office:document-meta>
</file>